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="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svg:stroke-color="#000000" draw:fill-color="#000000" draw:textarea-vertical-align="middle"/>
    </style:style>
    <style:style style:name="gr3" style:family="graphic" style:parent-style-name="objectwithoutfill">
      <style:graphic-properties svg:stroke-width="0.106cm" draw:marker-start-width="0.359cm" draw:marker-end-width="0.359cm" draw:fill="solid" draw:fill-color="#ffffff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.54cm" svg:y1="0.762cm" svg:x2="2.54cm" svg:y2="4.495cm">
          <text:p/>
        </draw:line>
        <draw:polygon draw:style-name="gr2" draw:text-style-name="P2" draw:layer="layout" svg:width="1.015cm" svg:height="0.764cm" draw:transform="skewX (-0.00593411945678072) rotate (-0.00541052068118322) translate (2.03199712169442cm 3.8045028417739cm)" svg:viewBox="0 0 1016 765" draw:points="0,5 508,765 1016,0">
          <text:p/>
        </draw:polygon>
        <draw:polygon draw:style-name="gr3" draw:text-style-name="P3" draw:layer="layout" svg:width="0.915cm" svg:height="0.858cm" draw:transform="rotate (-2.13488674103946) translate (3.2470740673819cm 1.20933920007069cm)" svg:viewBox="0 0 916 859" draw:points="14,859 916,859 372,0 0,837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4:42:14.763000000</meta:creation-date>
    <dc:date>2019-03-07T09:32:56.416000000</dc:date>
    <meta:editing-duration>P10DT13H29M15S</meta:editing-duration>
    <meta:editing-cycles>16</meta:editing-cycles>
    <meta:generator>LibreOffice/5.3.2.2$Windows_X86_64 LibreOffice_project/6cd4f1ef626f15116896b1d8e1398b56da0d0ee1</meta:generator>
    <meta:document-statistic meta:object-count="3"/>
  </office:meta>
</office:document-meta>
</file>